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A33" style:family="table-cell">
      <style:table-cell-properties style:vertical-align="" fo:background-color="#e6e6ff" fo:padding="0.97mm" fo:border="none" style:writing-mode="lr-tb">
        <style:background-image/>
      </style:table-cell-properties>
    </style:style>
    <style:style style:name="Table43.A42" style:family="table-cell">
      <style:table-cell-properties style:vertical-align="" fo:background-color="transparent" fo:padding="0.97mm" fo:border="none" style:writing-mode="lr-tb">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Standard">
      <style:text-properties fo:font-size="10.5pt"/>
    </style:style>
    <style:style style:name="P7" style:family="paragraph" style:parent-style-name="cmd_5f_code">
      <style:text-properties fo:background-color="transparent"/>
    </style:style>
    <style:style style:name="P8" style:family="paragraph" style:parent-style-name="cmd_5f_code">
      <style:text-properties style:font-name="Courier New" fo:font-size="10.5pt"/>
    </style:style>
    <style:style style:name="P9" style:family="paragraph" style:parent-style-name="cmd_5f_code_5f_single">
      <style:text-properties fo:background-color="transparent"/>
    </style:style>
    <style:style style:name="P10" style:family="paragraph" style:parent-style-name="Heading_20_1"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style:use-window-font-color="true" style:font-name="Arial" fo:font-size="10.5pt" style:font-name-complex="DejaVu Sans1"/>
    </style:style>
    <style:style style:name="T5" style:family="text">
      <style:text-properties fo:background-color="transparent" loext:char-shading-value="0"/>
    </style:style>
    <style:style style:name="T6" style:family="text">
      <style:text-properties fo:font-style="normal" fo:background-color="transparent" style:font-style-asian="normal" style:font-style-complex="normal" loext:char-shading-value="0"/>
    </style:style>
    <style:style style:name="T7" style:family="text">
      <style:text-properties fo:font-size="10.5pt"/>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573867112468120919" text:style-name="Outline">
        <text:list-item>
          <text:h text:style-name="P10" text:outline-level="1"><text:bookmark-start text:name="__RefHeading__5776_1776152697"/>Error messages<text:bookmark-end text:name="__RefHeading__5776_1776152697"/></text:h>
        </text:list-item>
      </text:list>
      <text:p text:style-name="P5">The system-defined error/event numbers are chosen on an enumerated (<text:span text:style-name="T7">“</text:span>1 of N<text:span text:style-name="T7">”</text:span>) basis. The SCPI-defined error/event numbers and the &lt;error/event_description&gt; portions of the full queue item are listed here. The first error/event described in each class (for example, -100, -200, -300, -400) is a <text:span text:style-name="T7">“</text:span>generic<text:span text:style-name="T7">”</text:span> error.</text:p>
      <text:list xml:id="list1775329106"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7">BB3</text:span>’s SCPI command parser. The occurrence of an error in this class cause the command error bit (CME, bit 5)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7">−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7">-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9">VOLT 3A</text:p>
          </table:table-cell>
        </table:table-row>
        <table:table-row>
          <table:table-cell table:style-name="Table1.A2" office:value-type="string">
            <text:p text:style-name="P7">-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9">STAT:QUES:ENAB 10 SEC</text:p>
          </table:table-cell>
        </table:table-row>
        <table:table-row>
          <table:table-cell table:style-name="Table1.A3" office:value-type="string">
            <text:p text:style-name="P7">-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9">DISP:TEXT ’ON</text:p>
          </table:table-cell>
        </table:table-row>
      </table:table>
      <text:list xml:id="list787102371"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7">BB3</text:span>’s execution control block. The occurrence of any error in this class sets the execution error bit (EXE, bit 4)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One of the following events has occurred:</text:p>
      <text:list xml:id="list4111503779062869282" text:style-name="List_20_1">
        <text:list-item>
          <text:p text:style-name="List_20_1_20_Start">A &lt;PROGRAM DATA&gt; element following a header was evaluated by the <text:span text:style-name="T4">BB3</text:span> as outside of its legal input range, or as otherwise inconsistent with the <text:span text:style-name="T4">BB3</text:span>’s capabilities.</text:p>
        </text:list-item>
        <text:list-item>
          <text:p text:style-name="List_20_1_20_End">A valid program message could not be properly executed. <text:s/>Probably due to some <text:span text:style-name="T4">BB3</text:span> condition.</text:p>
        </text:list-item>
      </text:list>
      <text:p text:style-name="Standard">Execution errors will be reported by the <text:span text:style-name="T7">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office:annotation><dc:creator>Denis Kotlar</dc:creator><dc:date>2019-07-11T09:17:51</dc:date><text:p text:style-name="P11"><text:span text:style-name="T9">Gdje se ovo koristi?</text:span></text:p></office:annotation>-221,"<text:span text:style-name="T1">Settings conflict</text:span><text:span text:style-name="T3">"</text:span></text:p>
          </table:table-cell>
          <table:table-cell table:style-name="Table2.A3"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3" office:value-type="string">
            <text:p text:style-name="cmd_5f_code">-223,"Too much data<text:span text:style-name="T3">"</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8">-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ext:a xlink:type="simple" xlink:href="https://www.envox.eu/eez-bench-box-3/bb3-scpi-reference-manual/4-common-command-reference#tst" text:style-name="Internet_20_link" text:visited-style-name="Visited_20_Internet_20_Link">*TST?</text:a> command to query self-test results. <text:span text:style-name="T2">See also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8">-241,"Hardware missing"</text:p>
          </table:table-cell>
          <table:table-cell table:style-name="Table2.A7" office:value-type="string">
            <text:p text:style-name="Standard">Command or query could not be executed because of missing <text:span text:style-name="T7">BB3</text:span> hardware.</text:p>
            <text:p text:style-name="Standard"/>
            <text:p text:style-name="Standard">Example (remote sense cannot be activated on the DCM220 power module):</text:p>
            <text:p text:style-name="cmd_5f_code_5f_single">OUTP:SENS ON</text:p>
          </table:table-cell>
        </table:table-row>
        <table:table-row table:style-name="Table2.1">
          <table:table-cell table:style-name="Table2.A4" office:value-type="string">
            <text:p text:style-name="cmd_5f_code">-250,"Mass storage error<text:span text:style-name="T3">"</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7">-252,"Missing media<text:span text:style-name="T3">"</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3">"</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3">"</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3">"</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3">"</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3">"</text:span></text:p>
          </table:table-cell>
          <table:table-cell table:style-name="Table2.A7" office:value-type="string">
            <text:p text:style-name="Standard">A POWERGOOD signal failure has been detected on Channel 1.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1,"CH2 fault detected<text:span text:style-name="T3">"</text:span></text:p>
          </table:table-cell>
          <table:table-cell table:style-name="Table2.A4" office:value-type="string">
            <text:p text:style-name="Standard">A POWERGOOD signal failure has been detected on CH2.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2,"CH3 fault detected<text:span text:style-name="T3">"</text:span></text:p>
          </table:table-cell>
          <table:table-cell table:style-name="Table2.A7" office:value-type="string">
            <text:p text:style-name="Standard">A POWERGOOD signal failure has been detected on CH3.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3,"CH4 fault detected<text:span text:style-name="T3">"</text:span></text:p>
          </table:table-cell>
          <table:table-cell table:style-name="Table2.A4" office:value-type="string">
            <text:p text:style-name="Standard">A POWERGOOD signal failure has been detected on CH4.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4,"CH5 fault detected<text:span text:style-name="T3">"</text:span></text:p>
          </table:table-cell>
          <table:table-cell table:style-name="Table2.A7" office:value-type="string">
            <text:p text:style-name="Standard">A POWERGOOD signal failure has been detected on CH5. If such a condition has happened, <text:span text:style-name="T7">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3">"</text:span></text:p>
          </table:table-cell>
          <table:table-cell table:style-name="Table2.A4" office:value-type="string">
            <text:p text:style-name="Standard">A POWERGOOD signal failure has been detected on CH6.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70,"CH1 output fault detected<text:span text:style-name="T3">"</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3">"</text:span></text:p>
          </table:table-cell>
          <table:table-cell table:style-name="Table2.A4" office:value-type="string">
            <text:p text:style-name="Standard">A prohibited state has been detected on the CH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3">"</text:span></text:p>
          </table:table-cell>
          <table:table-cell table:style-name="Table2.A7" office:value-type="string">
            <text:p text:style-name="Standard">A prohibited state has been detected on the CH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3">"</text:span></text:p>
          </table:table-cell>
          <table:table-cell table:style-name="Table2.A4" office:value-type="string">
            <text:p text:style-name="Standard">A prohibited state has been detected on the CH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3">"</text:span></text:p>
          </table:table-cell>
          <table:table-cell table:style-name="Table2.A7" office:value-type="string">
            <text:p text:style-name="Standard">A prohibited state has been detected on the CH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3">"</text:span></text:p>
          </table:table-cell>
          <table:table-cell table:style-name="Table2.A4" office:value-type="string">
            <text:p text:style-name="Standard">A prohibited state has been detected on the CH6 output (e.g., negative power is measured for extended period of time). The Channel 1 output will be turned off.</text:p>
          </table:table-cell>
        </table:table-row>
      </table:table>
      <text:list xml:id="list2093011059" text:continue-list="list787102371"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7">BB3</text:span> has detected an error which is not a command error, a query error, or an execution error. <text:s/>Most likely, some <text:span text:style-name="T7">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8">-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8">-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8">-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3">"</text:span></text:p>
          </table:table-cell>
          <table:table-cell table:style-name="Table43.A3" office:value-type="string">
            <text:p text:style-name="P1">The <text:span text:style-name="T7">BB3</text:span>’s complete self-test failed from the remote interface (*TST? command). In addition to this error, more specific self-test errors are also reported.<text:span text:style-name="T5"> See also</text:span><text:span text:style-name="T6"> </text:span><text:a xlink:type="simple" xlink:href="#self-test_err_msg" text:style-name="Internet_20_link" text:visited-style-name="Visited_20_Internet_20_Link"><text:span text:style-name="T6">Section 7.3.1</text:span></text:a></text:p>
          </table:table-cell>
        </table:table-row>
        <table:table-row>
          <table:table-cell table:style-name="Table43.A2" office:value-type="string">
            <text:p text:style-name="cmd_5f_code">-350,"Queue overflow<text:span text:style-name="T3">"</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3">"</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3">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3" office:value-type="string">
            <text:p text:style-name="cmd_5f_code">101,"Calibration mode is off<text:span text:style-name="T3">"</text:span></text:p>
          </table:table-cell>
          <table:table-cell table:style-name="Table43.A3" office:value-type="string">
            <text:p text:style-name="Standard">Calibration is not enabled. The <text:span text:style-name="T7">BB3</text:span> will not accept calibration commands.</text:p>
          </table:table-cell>
        </table:table-row>
        <table:table-row>
          <table:table-cell table:style-name="Table43.A2" office:value-type="string">
            <text:p text:style-name="cmd_5f_code">102,"Invalid password<text:span text:style-name="T3">"</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3">"</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Password too long<text:span text:style-name="T3">"</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Password too short<text:span text:style-name="T3">"</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3">"</text:span></text:p>
          </table:table-cell>
          <table:table-cell table:style-name="Table43.A2" office:value-type="string">
            <text:p text:style-name="Standard">The specified calibration value (CALibration:CURRent:DATA or CALibration:VOLTage:DATA) is not valid for the <text:span text:style-name="T7">BB3</text:span>'s present measurement function and range.</text:p>
          </table:table-cell>
        </table:table-row>
        <table:table-row>
          <table:table-cell table:style-name="Table43.A3" office:value-type="string">
            <text:p text:style-name="cmd_5f_code">108,"Cal output disabled<text:span text:style-name="T3">"</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3">"</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3">"</text:span></text:p>
          </table:table-cell>
          <table:table-cell table:style-name="Table43.A3" office:value-type="string">
            <text:p text:style-name="Standard">Calibration parameters activation started by the CALibration:STATe ON, <text:span text:style-name="T7">"</text:span>&lt;password&gt;<text:span text:style-name="T7">"</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3">"</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50,"Power limit exceeded<text:span text:style-name="T3">"</text:span></text:p>
          </table:table-cell>
          <table:table-cell table:style-name="Table43.A3"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2" office:value-type="string">
            <text:p text:style-name="cmd_5f_code">151,"Voltage limit exceeded<text:span text:style-name="T3">"</text:span></text:p>
          </table:table-cell>
          <table:table-cell table:style-name="Table43.A2" office:value-type="string">
            <text:p text:style-name="P1">Set voltage exceeds channel capability. </text:p>
            <text:p text:style-name="P1"/>
            <text:p text:style-name="P1">Example:</text:p>
            <text:p text:style-name="cmd_5f_code_20_Start">VOLT 60</text:p>
          </table:table-cell>
        </table:table-row>
        <table:table-row>
          <table:table-cell table:style-name="Table43.A3" office:value-type="string">
            <text:p text:style-name="cmd_5f_code">152,"Current limit exceeded<text:span text:style-name="T3">"</text:span></text:p>
          </table:table-cell>
          <table:table-cell table:style-name="Table43.A3" office:value-type="string">
            <text:p text:style-name="P1">Set current exceeds channel capability. </text:p>
            <text:p text:style-name="P1"/>
            <text:p text:style-name="P1">Example:</text:p>
            <text:p text:style-name="cmd_5f_code_20_Start">CURR 5.5</text:p>
          </table:table-cell>
        </table:table-row>
        <table:table-row>
          <table:table-cell table:style-name="Table43.A2" office:value-type="string">
            <text:p text:style-name="cmd_5f_code">159, "Module total power limit exceeded"</text:p>
          </table:table-cell>
          <table:table-cell table:style-name="Table43.A2" office:value-type="string">
            <text:p text:style-name="P1">Set power on module with multiple channels exceeds total power limitation. </text:p>
            <text:p text:style-name="P1"/>
            <text:p text:style-name="P1">Example, an attempt to set 80 W (160 W in total) on both channels while module total power limit is 155 W:</text:p>
            <text:p text:style-name="P1"/>
            <text:p text:style-name="cmd_5f_code">APPL CH1, 20, 4</text:p>
            <text:p text:style-name="cmd_5f_code">APPL CH2, 20, 4</text:p>
          </table:table-cell>
        </table:table-row>
        <table:table-row>
          <table:table-cell table:style-name="Table43.A3" office:value-type="string">
            <text:p text:style-name="cmd_5f_code">201,"Cannot execute before clearing protection<text:span text:style-name="T3">"</text:span></text:p>
          </table:table-cell>
          <table:table-cell table:style-name="Table43.A3" office:value-type="string">
            <text:p text:style-name="Standard">A command such as OUTP ON cannot be executed on a channel where one or more protections tripped.</text:p>
          </table:table-cell>
        </table:table-row>
        <text:soft-page-break/>
        <table:table-row>
          <table:table-cell table:style-name="Table43.A2" office:value-type="string">
            <text:p text:style-name="cmd_5f_code">202,"Cannot init trigger while Rprog is enabled<text:span text:style-name="T3">"</text:span></text:p>
          </table:table-cell>
          <table:table-cell table:style-name="Table43.A2" office:value-type="string">
            <text:p text:style-name="Standard">Trigger initialization failed because remote programming option is active on one or more channels (see [SOURce[&lt;n&gt;]]:VOLTage:PROGram[:SOURce])</text:p>
          </table:table-cell>
        </table:table-row>
        <table:table-row>
          <table:table-cell table:style-name="Table43.A3" office:value-type="string">
            <text:p text:style-name="cmd_5f_code">304,"Incompatible transient modes"</text:p>
          </table:table-cell>
          <table:table-cell table:style-name="Table43.A3" office:value-type="string">
            <text:p text:style-name="Standard">For example, VOLTage and CURRent cannot be in both STEP and LIST modes at the same time (see [SOURce[&lt;n&gt;]]:CURRent:MODE and [SOURce[&lt;n&gt;]]:VOLTage:MODE)</text:p>
          </table:table-cell>
        </table:table-row>
        <table:table-row>
          <table:table-cell table:style-name="Table43.A2" office:value-type="string">
            <text:p text:style-name="cmd_5f_code">306,"Too many list points"</text:p>
          </table:table-cell>
          <table:table-cell table:style-name="Table43.A2" office:value-type="string">
            <text:p text:style-name="Standard">Too many list points have been specified.</text:p>
          </table:table-cell>
        </table:table-row>
        <table:table-row>
          <table:table-cell table:style-name="Table43.A3" office:value-type="string">
            <text:p text:style-name="cmd_5f_code">307,"List lengths are not equivalent"</text:p>
          </table:table-cell>
          <table:table-cell table:style-name="Table43.A3"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2" office:value-type="string">
            <text:p text:style-name="cmd_5f_code">308,"Cannot be changed while transient trigger is initiated"</text:p>
          </table:table-cell>
          <table:table-cell table:style-name="Table43.A2" office:value-type="string">
            <text:p text:style-name="Standard">An attempt to change a setting which cannot be changed while the instrument is waiting for or executing a trigger sequence.</text:p>
          </table:table-cell>
        </table:table-row>
        <table:table-row>
          <table:table-cell table:style-name="Table43.A3" office:value-type="string">
            <text:p text:style-name="cmd_5f_code">309,"Cannot initiate while in fixed mode"</text:p>
          </table:table-cell>
          <table:table-cell table:style-name="Table43.A3" office:value-type="string">
            <text:p text:style-name="Standard">Cannot initiate transient generator. Either the VOLTage or CURRent function is set to FIXed mode.</text:p>
          </table:table-cell>
        </table:table-row>
        <table:table-row>
          <table:table-cell table:style-name="Table43.A2" office:value-type="string">
            <text:p text:style-name="cmd_5f_code">310,"File not found"</text:p>
          </table:table-cell>
          <table:table-cell table:style-name="Table43.A2" office:value-type="string">
            <text:p text:style-name="Standard">A file cannot be found on the SD card.</text:p>
          </table:table-cell>
        </table:table-row>
        <table:table-row>
          <table:table-cell table:style-name="Table43.A3" office:value-type="string">
            <text:p text:style-name="cmd_5f_code">311,"List is empty"</text:p>
          </table:table-cell>
          <table:table-cell table:style-name="Table43.A3" office:value-type="string">
            <text:p text:style-name="Standard">A list cannot be started because it’s empty.</text:p>
          </table:table-cell>
        </table:table-row>
        <table:table-row>
          <table:table-cell table:style-name="Table43.A2" office:value-type="string">
            <text:p text:style-name="cmd_5f_code">312,"Cannot execute when the channels are coupled"</text:p>
          </table:table-cell>
          <table:table-cell table:style-name="Table43.A2"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style-name="Table43.1">
          <table:table-cell table:style-name="Table43.A33" office:value-type="string">
            <text:p text:style-name="cmd_5f_code">313,"Cannot execute in tracking mode"</text:p>
          </table:table-cell>
          <table:table-cell table:style-name="Table43.A3" office:value-type="string">
            <text:p text:style-name="Standard">Cannot execute a command when the tracking mode is active.</text:p>
          </table:table-cell>
        </table:table-row>
        <table:table-row>
          <table:table-cell table:style-name="Table43.A2" office:value-type="string">
            <text:p text:style-name="cmd_5f_code">314,"Cannot set list value<text:span text:style-name="T3">"</text:span></text:p>
          </table:table-cell>
          <table:table-cell table:style-name="Table43.A2" office:value-type="string">
            <text:p text:style-name="P1">List include one or more values that cannot be set on target instrument. For example, DCM220 dual output DC source output current can be set in 20 mA increments. Setting current to 22 mA will generate this error.</text:p>
          </table:table-cell>
        </table:table-row>
        <table:table-row>
          <table:table-cell table:style-name="Table43.A3" office:value-type="string">
            <text:p text:style-name="cmd_5f_code">320,"Firmware update error"</text:p>
          </table:table-cell>
          <table:table-cell table:style-name="Table43.A3" office:value-type="string">
            <text:p text:style-name="P5">An attempt to upload firmware via LAN has failed due to communication error, checksum error, etc. (<text:span text:style-name="T8">Not implemented yet</text:span>).</text:p>
          </table:table-cell>
        </table:table-row>
        <table:table-row>
          <table:table-cell table:style-name="Table43.A2" office:value-type="string">
            <text:p text:style-name="cmd_5f_code">400,"Cannot load empty profile"</text:p>
          </table:table-cell>
          <table:table-cell table:style-name="Table43.A2" office:value-type="string">
            <text:p text:style-name="Standard">An attempt has been made to recall an empty or erased user profile with *RCL command.</text:p>
          </table:table-cell>
        </table:table-row>
        <table:table-row>
          <table:table-cell table:style-name="Table43.A3" office:value-type="string">
            <text:p text:style-name="cmd_5f_code">401, "Module mismatch in profile"</text:p>
          </table:table-cell>
          <table:table-cell table:style-name="Table43.A3" office:value-type="string">
            <text:p text:style-name="Standard">An attempt has been made to recall user profile that contains different peripheral modules configuration.</text:p>
          </table:table-cell>
        </table:table-row>
        <table:table-row>
          <table:table-cell table:style-name="Table43.A2" office:value-type="string">
            <text:p text:style-name="cmd_5f_code">410, "No FAT file system on mass media"</text:p>
          </table:table-cell>
          <table:table-cell table:style-name="Table43.A2" office:value-type="string">
            <text:p text:style-name="Standard">Command or query could not be executed because the SD card was not formatted or has filesystem that is not supported.</text:p>
          </table:table-cell>
        </table:table-row>
        <table:table-row table:style-name="Table43.1">
          <table:table-cell table:style-name="Table43.A3" office:value-type="string">
            <text:p text:style-name="cmd_5f_code">500,"Sink power limit exceeded on CH1"</text:p>
          </table:table-cell>
          <table:table-cell table:style-name="Table43.A33" office:value-type="string">
            <text:p text:style-name="P6">The power output of Channel 1 is turned off because the sink power limit has been exceeded. </text:p>
          </table:table-cell>
        </table:table-row>
        <table:table-row>
          <table:table-cell table:style-name="Table43.A2" office:value-type="string">
            <text:p text:style-name="cmd_5f_code">501,"Sink power limit exceeded on CH2"</text:p>
          </table:table-cell>
          <table:table-cell table:style-name="Table43.A2" office:value-type="string">
            <text:p text:style-name="P6">The power output of CH2 is turned off because the sink power limit has been exceeded. </text:p>
          </table:table-cell>
        </table:table-row>
        <table:table-row>
          <table:table-cell table:style-name="Table43.A3" office:value-type="string">
            <text:p text:style-name="cmd_5f_code">502,"Sink power limit exceeded on CH3"</text:p>
          </table:table-cell>
          <table:table-cell table:style-name="Table43.A3" office:value-type="string">
            <text:p text:style-name="P6">The power output of CH3 is turned off because the sink power limit has been exceeded. </text:p>
          </table:table-cell>
        </table:table-row>
        <table:table-row table:style-name="Table43.1">
          <table:table-cell table:style-name="Table43.A42" office:value-type="string">
            <text:p text:style-name="cmd_5f_code">503,"Sink power limit exceeded on CH4"</text:p>
          </table:table-cell>
          <table:table-cell table:style-name="Table43.A42" office:value-type="string">
            <text:p text:style-name="P6">The power output of CH4 is turned off because the sink power limit has been exceeded. </text:p>
          </table:table-cell>
        </table:table-row>
        <table:table-row>
          <table:table-cell table:style-name="Table43.A3" office:value-type="string">
            <text:p text:style-name="cmd_5f_code">504,"Sink power limit exceeded on CH5"</text:p>
          </table:table-cell>
          <table:table-cell table:style-name="Table43.A3" office:value-type="string">
            <text:p text:style-name="P6">The power output of CH5 is turned off because the sink power limit has been exceeded. </text:p>
          </table:table-cell>
        </table:table-row>
        <table:table-row table:style-name="Table43.1">
          <table:table-cell table:style-name="Table43.A42" office:value-type="string">
            <text:p text:style-name="cmd_5f_code">510,"External voltage on CH1 <text:soft-page-break/>detected"</text:p>
          </table:table-cell>
          <table:table-cell table:style-name="Table43.A42" office:value-type="string">
            <text:p text:style-name="Standard">An external voltage has been measured (e.g., from a battery or <text:soft-page-break/>other power source intentionally or mistakenly left connected) on Channel 1 while output is switched from off to on. <text:s/>(<text:span text:style-name="T8">Not implemented yet</text:span>).</text:p>
          </table:table-cell>
        </table:table-row>
        <table:table-row>
          <table:table-cell table:style-name="Table43.A3" office:value-type="string">
            <text:p text:style-name="P7">511,"External voltage on CH2 detected"</text:p>
          </table:table-cell>
          <table:table-cell table:style-name="Table43.A3" office:value-type="string">
            <text:p text:style-name="P5">An external voltage has been measured (e.g., from a battery or other power source intentionally or mistakenly left connected) on CH2 while output is switched from off to on. <text:s/>(<text:span text:style-name="T8">Not implemented yet</text:span>).</text:p>
          </table:table-cell>
        </table:table-row>
        <table:table-row table:style-name="Table43.1">
          <table:table-cell table:style-name="Table43.A42" office:value-type="string">
            <text:p text:style-name="cmd_5f_code">512,"External voltage on CH3 detected"</text:p>
          </table:table-cell>
          <table:table-cell table:style-name="Table43.A42" office:value-type="string">
            <text:p text:style-name="Standard">An external voltage has been measured (e.g., from a battery or other power source intentionally or mistakenly left connected) on CH3 while output is switched from off to on. <text:s/>(<text:span text:style-name="T8">Not implemented yet</text:span>).</text:p>
          </table:table-cell>
        </table:table-row>
        <table:table-row>
          <table:table-cell table:style-name="Table43.A3" office:value-type="string">
            <text:p text:style-name="P7">513,"External voltage on CH4 detected"</text:p>
          </table:table-cell>
          <table:table-cell table:style-name="Table43.A3" office:value-type="string">
            <text:p text:style-name="P5">An external voltage has been measured (e.g., from a battery or other power source intentionally or mistakenly left connected) on CH4 while output is switched from off to on. <text:s/>(<text:span text:style-name="T8">Not implemented yet</text:span>).</text:p>
          </table:table-cell>
        </table:table-row>
        <table:table-row table:style-name="Table43.1">
          <table:table-cell table:style-name="Table43.A42" office:value-type="string">
            <text:p text:style-name="cmd_5f_code">514,"External voltage on CH5 detected"</text:p>
          </table:table-cell>
          <table:table-cell table:style-name="Table43.A42" office:value-type="string">
            <text:p text:style-name="Standard">An external voltage has been measured (e.g., from a battery or other power source intentionally or mistakenly left connected) on CH5 while output is switched from off to on. <text:s/>(<text:span text:style-name="T8">Not implemented yet</text:span>).</text:p>
          </table:table-cell>
        </table:table-row>
        <table:table-row>
          <table:table-cell table:style-name="Table43.A3" office:value-type="string">
            <text:p text:style-name="cmd_5f_code">615,"MCU EEPROM save failed"</text:p>
          </table:table-cell>
          <table:table-cell table:style-name="Table43.A3" office:value-type="string">
            <text:p text:style-name="Standard">The <text:span text:style-name="T5">STM32F7 </text:span>MCU board non-volatile memory (an EEPROM) is damaged or not responsive.</text:p>
          </table:table-cell>
        </table:table-row>
        <table:table-row table:style-name="Table43.1">
          <table:table-cell table:style-name="Table43.A42" office:value-type="string">
            <text:p text:style-name="cmd_5f_code">616,"SLOT1 EEPROM save failed"</text:p>
          </table:table-cell>
          <table:table-cell table:style-name="Table43.A42" office:value-type="string">
            <text:p text:style-name="Standard">The non-volatile memory (an EEPROM) on the peripheral module inserted into slot #1 is damaged or not responsive.</text:p>
          </table:table-cell>
        </table:table-row>
        <table:table-row>
          <table:table-cell table:style-name="Table43.A3" office:value-type="string">
            <text:p text:style-name="cmd_5f_code">617,"SLOT2 EEPROM save failed"</text:p>
          </table:table-cell>
          <table:table-cell table:style-name="Table43.A3" office:value-type="string">
            <text:p text:style-name="Standard">The non-volatile memory (an EEPROM) on the peripheral module inserted into slot #2 is damaged or not responsive.</text:p>
          </table:table-cell>
        </table:table-row>
        <table:table-row table:style-name="Table43.1">
          <table:table-cell table:style-name="Table43.A42" office:value-type="string">
            <text:p text:style-name="cmd_5f_code">618,"SLOT3 EEPROM save failed"</text:p>
          </table:table-cell>
          <table:table-cell table:style-name="Table43.A42" office:value-type="string">
            <text:p text:style-name="Standard">The non-volatile memory (an EEPROM) on the peripheral module inserted into slot #3 is damaged or not responsive.</text:p>
          </table:table-cell>
        </table:table-row>
        <table:table-row table:style-name="Table43.1">
          <table:table-cell table:style-name="Table43.A33" office:value-type="string">
            <text:p text:style-name="cmd_5f_code">730,"CH1 is not calibrated"</text:p>
          </table:table-cell>
          <table:table-cell table:style-name="Table43.A33" office:value-type="string">
            <text:p text:style-name="Standard">Cannot complete coupling in series or parallel because Channel 1 is not calibrated</text:p>
          </table:table-cell>
        </table:table-row>
        <table:table-row table:style-name="Table43.1">
          <table:table-cell table:style-name="Table43.A42" office:value-type="string">
            <text:p text:style-name="cmd_5f_code">731,"CH2 is not calibrated"</text:p>
          </table:table-cell>
          <table:table-cell table:style-name="Table43.A42" office:value-type="string">
            <text:p text:style-name="Standard">Cannot complete coupling in series or parallel because CH2 is not calibrated</text:p>
          </table:table-cell>
        </table:table-row>
        <table:table-row table:style-name="Table43.1">
          <table:table-cell table:style-name="Table43.A33" office:value-type="string">
            <text:p text:style-name="cmd_5f_code">741,"CH1 calibration is not enabled"</text:p>
          </table:table-cell>
          <table:table-cell table:style-name="Table43.A33" office:value-type="string">
            <text:p text:style-name="Standard">Cannot complete coupling in series or parallel because calibration for Channel 1 is not enabled</text:p>
          </table:table-cell>
        </table:table-row>
        <table:table-row table:style-name="Table43.1">
          <table:table-cell table:style-name="Table43.A42" office:value-type="string">
            <text:p text:style-name="cmd_5f_code">742,"CH2 calibration is not enabled"</text:p>
          </table:table-cell>
          <table:table-cell table:style-name="Table43.A42" office:value-type="string">
            <text:p text:style-name="Standard">Cannot complete coupling in series or parallel because calibration for CH2 is not enabled</text:p>
          </table:table-cell>
        </table:table-row>
        <table:table-row table:style-name="Table43.1">
          <table:table-cell table:style-name="Table43.A33" office:value-type="string">
            <text:p text:style-name="cmd_5f_code">750,"Buffer overflow"</text:p>
          </table:table-cell>
          <table:table-cell table:style-name="Table43.A33" office:value-type="string">
            <text:p text:style-name="Standard">The circular buffer fills up faster than the master MCU can empty it by forwarding data to the SD card.</text:p>
          </table:table-cell>
        </table:table-row>
        <table:table-row table:style-name="Table43.1">
          <table:table-cell table:style-name="Table43.A42" office:value-type="string">
            <text:p text:style-name="cmd_5f_code">751,"Module buffer overflow"</text:p>
          </table:table-cell>
          <table:table-cell table:style-name="Table43.A42" office:value-type="string">
            <text:p text:style-name="Standard">The circular buffer on the module fills up faster than the on-board MCU can empty it by forwarding data to the master MCU.</text:p>
          </table:table-cell>
        </table:table-row>
        <table:table-row table:style-name="Table43.1">
          <table:table-cell table:style-name="Table43.A33" office:value-type="string">
            <text:p text:style-name="cmd_5f_code">760,"CH1 module fault detected!"</text:p>
          </table:table-cell>
          <table:table-cell table:style-name="Table43.A33" office:value-type="string">
            <text:p text:style-name="Standard">The measured output voltage exceeds 3% of the set voltage at CH1,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42" office:value-type="string">
            <text:p text:style-name="cmd_5f_code">761,"CH2 module fault detected!"</text:p>
          </table:table-cell>
          <table:table-cell table:style-name="Table43.A42" office:value-type="string">
            <text:p text:style-name="Standard">The measured output voltage exceeds 3% of the set voltage at CH2,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33" office:value-type="string">
            <text:p text:style-name="cmd_5f_code">762,"CH3 module fault detected!"</text:p>
          </table:table-cell>
          <table:table-cell table:style-name="Table43.A33" office:value-type="string">
            <text:p text:style-name="Standard">The measured output voltage exceeds 3% of the set voltage at CH3, and the hardware OVP and DP are off. The reason for <text:soft-page-break/>this may be a fault in the voltage regulation (requires servicing) or an external voltage that is higher than the set one has been applied. </text:p>
          </table:table-cell>
        </table:table-row>
        <table:table-row table:style-name="Table43.1">
          <table:table-cell table:style-name="Table43.A42" office:value-type="string">
            <text:p text:style-name="cmd_5f_code">763,"CH4 module fault detected!"</text:p>
          </table:table-cell>
          <table:table-cell table:style-name="Table43.A42" office:value-type="string">
            <text:p text:style-name="Standard">The measured output voltage exceeds 3% of the set voltage at CH4,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33" office:value-type="string">
            <text:p text:style-name="cmd_5f_code">764,"CH5 module fault detected!"</text:p>
          </table:table-cell>
          <table:table-cell table:style-name="Table43.A33" office:value-type="string">
            <text:p text:style-name="Standard">The measured output voltage exceeds 3% of the set voltage at CH5,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42" office:value-type="string">
            <text:p text:style-name="cmd_5f_code">770,"Script engine is already running"</text:p>
          </table:table-cell>
          <table:table-cell table:style-name="Table43.A42" office:value-type="string">
            <text:p text:style-name="Standard">An attempt was made to run the MicroPython script when the previous execution was not completed. </text:p>
          </table:table-cell>
        </table:table-row>
      </table:table>
      <text:list xml:id="list1222384393"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7">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7">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2 I/O expander is not possible. Probably because the I/O expander is not functional.</text:p>
          </table:table-cell>
        </table:table-row>
        <table:table-row>
          <table:table-cell table:style-name="Table44.A2" office:value-type="string">
            <text:p text:style-name="cmd_5f_code">212,"CH3 IOEXP test failed<text:span text:style-name="T3">"</text:span></text:p>
          </table:table-cell>
          <table:table-cell table:style-name="Table44.A2" office:value-type="string">
            <text:p text:style-name="P5">Communication with the CH3 I/O expander is not possible. Probably because the I/O expander is not functional.</text:p>
          </table:table-cell>
        </table:table-row>
        <table:table-row>
          <table:table-cell table:style-name="Table44.A3" office:value-type="string">
            <text:p text:style-name="cmd_5f_code">213,"CH4 IOEXP test failed<text:span text:style-name="T3">"</text:span></text:p>
          </table:table-cell>
          <table:table-cell table:style-name="Table44.A3" office:value-type="string">
            <text:p text:style-name="P5">Communication with the CH4 I/O expander is not possible. Probably because the I/O expander is not functional.</text:p>
          </table:table-cell>
        </table:table-row>
        <table:table-row>
          <table:table-cell table:style-name="Table44.A2" office:value-type="string">
            <text:p text:style-name="cmd_5f_code">214,"CH5 IOEXP test failed<text:span text:style-name="T3">"</text:span></text:p>
          </table:table-cell>
          <table:table-cell table:style-name="Table44.A2" office:value-type="string">
            <text:p text:style-name="P5">Communication with the CH5 I/O expander is not possible. Probably because the I/O expander is not functional.</text:p>
          </table:table-cell>
        </table:table-row>
        <table:table-row>
          <table:table-cell table:style-name="Table44.A3" office:value-type="string">
            <text:p text:style-name="cmd_5f_code">220,"CH1 ADC test failed<text:span text:style-name="T3">"</text:span></text:p>
          </table:table-cell>
          <table:table-cell table:style-name="Table44.A3" office:value-type="string">
            <text:p text:style-name="P5">Communication with the CH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3">"</text:span></text:p>
          </table:table-cell>
          <table:table-cell table:style-name="Table44.A2" office:value-type="string">
            <text:p text:style-name="P5">Communication with the CH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3">"</text:span></text:p>
          </table:table-cell>
          <table:table-cell table:style-name="Table44.A3" office:value-type="string">
            <text:p text:style-name="P5">Communication with the CH3 ADC is not possible. Probably because values written into various registers are not equal to the returned values.</text:p>
          </table:table-cell>
        </table:table-row>
        <table:table-row>
          <table:table-cell table:style-name="Table44.A2" office:value-type="string">
            <text:p text:style-name="cmd_5f_code">223,"CH4 ADC test failed<text:span text:style-name="T3">"</text:span></text:p>
          </table:table-cell>
          <table:table-cell table:style-name="Table44.A2" office:value-type="string">
            <text:p text:style-name="P5">Communication with the CH4 ADC is not possible. Probably because values written into various registers are not equal to the returned values.</text:p>
          </table:table-cell>
        </table:table-row>
        <table:table-row>
          <table:table-cell table:style-name="Table44.A3" office:value-type="string">
            <text:p text:style-name="cmd_5f_code">224,"CH5 ADC test failed<text:span text:style-name="T3">"</text:span></text:p>
          </table:table-cell>
          <table:table-cell table:style-name="Table44.A3" office:value-type="string">
            <text:p text:style-name="P5">Communication with the CH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1 DAC is not functional. <text:s/>Possibly because communication has failed, or because there's a difference between the test <text:soft-page-break/>voltage data sent to the CH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2 DAC is not functional. <text:s/>Possibly because communication has failed, or because there's a difference between the test voltage data sent to the CH2 DAC and that read back.</text:p>
          </table:table-cell>
        </table:table-row>
        <table:table-row>
          <table:table-cell table:style-name="Table44.A2" office:value-type="string">
            <text:p text:style-name="cmd_5f_code">232,"CH3 DAC test failed<text:span text:style-name="T3">"</text:span></text:p>
          </table:table-cell>
          <table:table-cell table:style-name="Table44.A2" office:value-type="string">
            <text:p text:style-name="Standard">The CH3 DAC is not functional. <text:s/>Possibly because communication has failed, or because there's a difference between the test voltage data sent to the CH1 DAC and that read back.</text:p>
          </table:table-cell>
        </table:table-row>
        <table:table-row>
          <table:table-cell table:style-name="Table44.A3" office:value-type="string">
            <text:p text:style-name="cmd_5f_code">233,"CH4 DAC test failed<text:span text:style-name="T3">"</text:span></text:p>
          </table:table-cell>
          <table:table-cell table:style-name="Table44.A3" office:value-type="string">
            <text:p text:style-name="Standard">The CH4 DAC is not functional. <text:s/>Possibly because communication has failed, or because there's a difference between the test voltage data sent to the CH1 DAC and that read back.</text:p>
          </table:table-cell>
        </table:table-row>
        <table:table-row>
          <table:table-cell table:style-name="Table44.A2" office:value-type="string">
            <text:p text:style-name="cmd_5f_code">234,"CH5 DAC test failed<text:span text:style-name="T3">"</text:span></text:p>
          </table:table-cell>
          <table:table-cell table:style-name="Table44.A2" office:value-type="string">
            <text:p text:style-name="Standard">The CH5 DAC is not functional. <text:s/>Possibly because communication has failed, or because there's a difference between the test voltage data sent to the CH1 DAC and that read back.</text:p>
          </table:table-cell>
        </table:table-row>
        <table:table-row>
          <table:table-cell table:style-name="Table44.A3" office:value-type="string">
            <text:p text:style-name="cmd_5f_code">235,"CH6 DAC test failed<text:span text:style-name="T3">"</text:span></text:p>
          </table:table-cell>
          <table:table-cell table:style-name="Table44.A3" office:value-type="string">
            <text:p text:style-name="Standard">The CH6 DAC is not functional. <text:s/>Possibly because communication has failed, or because there's a difference between the test voltage data sent to the CH1 DAC and that read back.</text:p>
          </table:table-cell>
        </table:table-row>
        <table:table-row>
          <table:table-cell table:style-name="Table44.A2" office:value-type="string">
            <text:p text:style-name="cmd_5f_code"><office:annotation><dc:creator>Denis Kotlar</dc:creator><dc:date>2019-07-11T09:04:28</dc:date><text:p text:style-name="P11"><text:span text:style-name="T9">Dodati ispod testove za EEPROME na modulima?</text:span></text:p></office:annotation>240,"MCU EEPROM test failed<text:span text:style-name="T3">"</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7. Error messages</dc:title>
    <meta:document-statistic meta:table-count="4" meta:image-count="0" meta:object-count="0" meta:page-count="9" meta:paragraph-count="323" meta:word-count="3767" meta:character-count="23240"/>
    <meta:user-defined meta:name="WebPublish_HTML_Profile">EEZ (HTML)</meta:user-defined>
    <meta:user-defined meta:name="WebPublish_Post_PageId">95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